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7891" officeooo:paragraph-rsid="001178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 disagree with point 9. I'm afraid, some people don't like eye contact. <text:s/></text:p>
      <text:p text:style-name="P1">In my opinion, listener must respect current society's habits. <text:s/></text:p>
      <text:p text:style-name="P1"/>
      <text:p text:style-name="P1">4.</text:p>
      <text:p text:style-name="P1">1) I feel awful and don't want discuss with this person. </text:p>
      <text:p text:style-name="P1">2) I try to use another method to get attention with another person.</text:p>
      <text:p text:style-name="P1">3) I don't afraid this situation. If I need something from this person, I used different ways to get needed information. If my listener want to get some information from me and he's allow himself rambling, my behavior will be same.</text:p>
      <text:p text:style-name="P1">4) <text:s/>I would like simplify complicated things and use some easily examples.</text:p>
      <text:p text:style-name="P1">5) People can take a short breaks during a discuss. This method take care to save attention on discuss point.</text:p>
      <text:p text:style-name="P1"/>
      <text:p text:style-name="P1">5a</text:p>
      <text:p text:style-name="P1">One of the best public speakers of our time is russian politician Vladimir Zhirinovsky. Let's observe of him behavior in isolation from the political view. When Vladimir starts speak, all listener's attention are own to him.</text:p>
      <text:p text:style-name="P1">a. This is a Prime Minister of the United Kingdom Margaret Thatcher.</text:p>
      <text:p text:style-name="P1">b. <text:s/>Jon Kennedy was an American politician who served as the 35th President of the United States</text:p>
      <text:p text:style-name="P1">c. Martin Luther King was an American Baptist minister, activist, humanitarian, and leader in the African-American Civil Rights Mov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5:46:41.031000000</meta:creation-date>
    <dc:date>2015-09-07T15:58:21.988000000</dc:date>
    <meta:editing-duration>PT11M41S</meta:editing-duration>
    <meta:editing-cycles>1</meta:editing-cycles>
    <meta:document-statistic meta:table-count="0" meta:image-count="0" meta:object-count="0" meta:page-count="1" meta:paragraph-count="13" meta:word-count="205" meta:character-count="1208" meta:non-whitespace-character-count="1009"/>
    <meta:generator>LibreOffice/4.4.5.2$Windows_x86 LibreOffice_project/a22f674fd25a3b6f45bdebf25400ed2adff0ff99</meta:generator>
  </office:meta>
</office:document-meta>
</file>